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500000023EB4E96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069in" table:align="margins"/>
    </style:style>
    <style:style style:name="Table1.A" style:family="table-column">
      <style:table-column-properties style:column-width="0.3736in" style:rel-column-width="3882*"/>
    </style:style>
    <style:style style:name="Table1.B" style:family="table-column">
      <style:table-column-properties style:column-width="1.6785in" style:rel-column-width="17440*"/>
    </style:style>
    <style:style style:name="Table1.C" style:family="table-column">
      <style:table-column-properties style:column-width="1.6972in" style:rel-column-width="17635*"/>
    </style:style>
    <style:style style:name="Table1.D" style:family="table-column">
      <style:table-column-properties style:column-width="2.1118in" style:rel-column-width="21943*"/>
    </style:style>
    <style:style style:name="Table1.E" style:family="table-column">
      <style:table-column-properties style:column-width="0.4458in" style:rel-column-width="46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4*"/>
    </style:style>
    <style:style style:name="Table3.B" style:family="table-column">
      <style:table-column-properties style:column-width="1.4993in" style:rel-column-width="15579*"/>
    </style:style>
    <style:style style:name="Table3.C" style:family="table-column">
      <style:table-column-properties style:column-width="1.6542in" style:rel-column-width="17188*"/>
    </style:style>
    <style:style style:name="Table3.D" style:family="table-column">
      <style:table-column-properties style:column-width="1.8924in" style:rel-column-width="19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ize="11pt" fo:font-style="normal" fo:font-weight="normal" officeooo:paragraph-rsid="00bdcf61" style:font-size-asian="11pt" style:font-style-asian="normal" style:font-weight-asian="normal"/>
    </style:style>
    <style:style style:name="P12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13" style:family="paragraph" style:parent-style-name="Standard">
      <style:text-properties style:font-name="Liberation Serif" fo:font-size="12pt" fo:font-style="normal" fo:font-weight="bold" officeooo:rsid="000511a6" officeooo:paragraph-rsid="00bdcf6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Liberation Serif" officeooo:paragraph-rsid="00bdcf61"/>
    </style:style>
    <style:style style:name="P16" style:family="paragraph" style:parent-style-name="Standard">
      <style:text-properties officeooo:paragraph-rsid="00bdcf61"/>
    </style:style>
    <style:style style:name="P17" style:family="paragraph" style:parent-style-name="Footer">
      <style:text-properties style:font-name="Liberation Serif" officeooo:rsid="004f790c" officeooo:paragraph-rsid="004f790c"/>
    </style:style>
    <style:style style:name="P1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9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20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1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2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erif1" fo:font-style="normal" fo:font-weight="normal" officeooo:rsid="00da67e1" officeooo:paragraph-rsid="00da67e1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line-height="150%"/>
      <style:text-properties style:font-name="Liberation Serif1" officeooo:paragraph-rsid="00bdcf61"/>
    </style:style>
    <style:style style:name="P25" style:family="paragraph" style:parent-style-name="Text_20_body">
      <style:text-properties style:font-name="Liberation Serif" fo:font-weight="bold" officeooo:rsid="000511a6" officeooo:paragraph-rsid="00bc4cd3" style:font-weight-asian="bold" style:font-weight-complex="bold"/>
    </style:style>
    <style:style style:name="P26" style:family="paragraph" style:parent-style-name="Table_20_Contents">
      <style:text-properties style:font-name="Liberation Serif" officeooo:rsid="0362634e" officeooo:paragraph-rsid="00bdcf61"/>
    </style:style>
    <style:style style:name="P27" style:family="paragraph" style:parent-style-name="Table_20_Contents">
      <style:text-properties style:font-name="Liberation Serif" officeooo:rsid="003d5a41" officeooo:paragraph-rsid="00bdcf61"/>
    </style:style>
    <style:style style:name="P28" style:family="paragraph" style:parent-style-name="Table_20_Contents">
      <style:text-properties style:font-name="Liberation Serif" officeooo:rsid="0364880b" officeooo:paragraph-rsid="00bdcf61"/>
    </style:style>
    <style:style style:name="P29" style:family="paragraph" style:parent-style-name="Table_20_Contents">
      <style:text-properties style:font-name="Liberation Serif" fo:font-size="11pt" fo:font-style="normal" fo:font-weight="normal" officeooo:rsid="03638a15" officeooo:paragraph-rsid="00bdcf61" style:font-size-asian="11pt" style:font-style-asian="normal" style:font-weight-asian="normal"/>
    </style:style>
    <style:style style:name="P30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31" style:family="paragraph" style:parent-style-name="Table_20_Contents">
      <style:text-properties style:font-name="Liberation Serif" officeooo:rsid="03638a15" officeooo:paragraph-rsid="00bdcf61"/>
    </style:style>
    <style:style style:name="P32" style:family="paragraph" style:parent-style-name="Table_20_Contents">
      <style:text-properties style:font-name="Liberation Serif" officeooo:paragraph-rsid="00bdcf61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35" style:family="paragraph" style:parent-style-name="Table_20_Contents">
      <style:text-properties style:font-name="Liberation Serif" officeooo:rsid="03d125bb" officeooo:paragraph-rsid="00bdcf61"/>
    </style:style>
    <style:style style:name="P36" style:family="paragraph" style:parent-style-name="Table_20_Contents">
      <style:text-properties style:font-name="Liberation Serif" officeooo:rsid="00bc4cd3" officeooo:paragraph-rsid="00bdcf61"/>
    </style:style>
    <style:style style:name="P37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officeooo:paragraph-rsid="00dd409b" style:font-name-asian="Tahoma1" style:font-size-asian="11pt" style:font-style-asian="normal" style:font-weight-asian="bold" style:font-name-complex="Tahoma1" style:font-size-complex="11pt"/>
    </style:style>
    <style:style style:name="P38" style:family="paragraph" style:parent-style-name="Text_20_body" style:list-style-name="L7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39" style:family="paragraph" style:parent-style-name="Text_20_body" style:list-style-name="L7">
      <style:text-properties style:font-name="Liberation Serif1" fo:font-style="normal" fo:font-weight="normal" officeooo:rsid="00bc4cd3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40" style:family="paragraph" style:parent-style-name="Text_20_body" style:list-style-name="L7">
      <style:text-properties style:font-name="Liberation Serif1" officeooo:paragraph-rsid="00bdcf61"/>
    </style:style>
    <style:style style:name="P41" style:family="paragraph" style:parent-style-name="Text_20_body" style:list-style-name="L7">
      <style:paragraph-properties fo:break-before="page"/>
      <style:text-properties style:font-name="Liberation Serif1" fo:font-style="normal" fo:font-weight="normal" officeooo:rsid="036c777f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42" style:family="paragraph">
      <style:paragraph-properties fo:text-align="start"/>
      <style:text-properties fo:font-size="18pt"/>
    </style:style>
    <style:style style:name="P43" style:family="paragraph">
      <style:paragraph-properties fo:text-align="start" style:writing-mode="lr-tb"/>
      <style:text-properties fo:font-size="18pt"/>
    </style:style>
    <style:style style:name="P4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in" fo:margin-right="0in" fo:margin-top="0in" fo:margin-bottom="0in" fo:line-height="100%" fo:text-indent="0in"/>
    </style:style>
    <style:style style:name="P4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style:text-position="sub 58%"/>
    </style:style>
    <style:style style:name="T11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fo:font-weight="bold" officeooo:rsid="00c4981c" style:font-weight-asian="bold" style:font-weight-complex="bold"/>
    </style:style>
    <style:style style:name="T18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19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20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21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22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23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dd409b"/>
    </style:style>
    <style:style style:name="T26" style:family="text">
      <style:text-properties officeooo:rsid="00dee157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back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Nom<text:span text:style-name="T9">bre</text:span> del alumn<text:span text:style-name="T9">o</text:span>/a: <text:span text:style-name="T26">Cristhian Wozniak</text:span> <text:s text:c="3"/></text:p>
      <text:p text:style-name="P21"><draw:custom-shape text:anchor-type="paragraph" draw:z-index="3" draw:name="Image1" draw:style-name="gr2" draw:text-style-name="P43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2" svg:width="0.948in" svg:height="0.437in" svg:x="4.630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3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><text:span text:style-name="T9">C</text:span>ualificació<text:span text:style-name="T9">n</text:span>: <text:s text:c="6"/></text:p>
      <text:p text:style-name="P20"><text:s text:c="70"/></text:p>
      <text:p text:style-name="P21"/>
      <text:p text:style-name="P3"><draw:custom-shape text:anchor-type="paragraph" draw:z-index="0" draw:name="Image4" draw:style-name="gr1" draw:text-style-name="P4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18">T<text:span text:style-name="T9">i</text:span>emp<text:span text:style-name="T9">o</text:span>: <text:span text:style-name="T7">90 min</text:span></text:p>
      <text:p text:style-name="P19">Observacion<text:span text:style-name="T9">e</text:span>s: <text:span text:style-name="T8">Cada número sin unidad resta 1 punto</text:span></text:p>
      <text:p text:style-name="P9"/>
      <text:p text:style-name="P10"><text:tab/></text:p>
      <text:p text:style-name="P14">Recuperación 3ª evaluación 2º examen</text:p>
      <text:p text:style-name="P22"/>
      <text:p text:style-name="P23"><draw:g text:anchor-type="paragraph" draw:z-index="4" draw:style-name="gr4"><draw:frame draw:style-name="gr5" draw:text-style-name="P44" svg:width="0.5134in" svg:height="0.4862in" svg:x="2.6201in" svg:y="2.0945in"><draw:image xlink:href="Pictures/100000000000002500000023EB4E9695.png" xlink:type="simple" xlink:show="embed" xlink:actuate="onLoad"><text:p/></draw:image></draw:frame><draw:frame draw:style-name="gr6" draw:text-style-name="P46" svg:width="1.1051in" svg:height="0.324in" svg:x="2.363in" svg:y="2.6118in"><draw:text-box><text:p text:style-name="P45"><text:span text:style-name="T27">E = 220 V</text:span></text:p></draw:text-box></draw:frame><draw:frame draw:style-name="gr6" draw:text-style-name="P46" svg:width="0.787in" svg:height="0.324in" svg:x="2.3646in" svg:y="2.8488in"><draw:text-box><text:p text:style-name="P45"><text:span text:style-name="T27">50 Hz</text:span></text:p></draw:text-box></draw:frame><draw:custom-shape draw:style-name="gr7" draw:text-style-name="P47" svg:width="0.198in" svg:height="0.5933in" draw:transform="rotate (1.5707963267949) translate (3.12083333333333in 0.686111111111111in)"><text:p/><draw:enhanced-geometry svg:viewBox="0 0 21600 21600" draw:type="rectangle" draw:enhanced-path="M 0 0 L 21600 0 21600 21600 0 21600 0 0 Z N"/></draw:custom-shape><draw:line draw:style-name="gr8" draw:text-style-name="P47" svg:x1="1.7173in" svg:y1="0.5972in" svg:x2="2.4059in" svg:y2="0.5972in"><text:p/></draw:line><draw:line draw:style-name="gr8" draw:text-style-name="P47" svg:x1="2.5646in" svg:y1="0.5882in" svg:x2="3.1165in" svg:y2="0.5882in"><text:p/></draw:line><draw:line draw:style-name="gr8" draw:text-style-name="P47" svg:x1="4.0732in" svg:y1="2.3217in" svg:x2="4.0732in" svg:y2="0.5972in"><text:p/></draw:line><draw:frame draw:style-name="gr9" draw:text-style-name="P48" svg:width="1.4476in" svg:height="0.3559in" svg:x="1.5909in" svg:y="0.1197in"><draw:text-box><text:p text:style-name="P45"><text:span text:style-name="T28">L = 120 mH</text:span></text:p></draw:text-box></draw:frame><draw:frame draw:style-name="gr9" draw:text-style-name="P48" svg:width="1.1579in" svg:height="0.3559in" svg:x="2.9622in" svg:y="0.1189in"><draw:text-box><text:p text:style-name="P45"><text:span text:style-name="T28">R = 15 Ω </text:span></text:p></draw:text-box></draw:frame><draw:line draw:style-name="gr8" draw:text-style-name="P47" svg:x1="3.7118in" svg:y1="0.5965in" svg:x2="4.0665in" svg:y2="0.5909in"><text:p/></draw:line><draw:line draw:style-name="gr8" draw:text-style-name="P47" svg:x1="3.1354in" svg:y1="2.3362in" svg:x2="4.0673in" svg:y2="2.3236in"><text:p/></draw:line><draw:line draw:style-name="gr8" draw:text-style-name="P47" svg:x1="1.7173in" svg:y1="2.3362in" svg:x2="2.6492in" svg:y2="2.3236in"><text:p/></draw:line><draw:g draw:style-name="gr10"><draw:g draw:style-name="gr10"><draw:custom-shape draw:style-name="gr11" draw:text-style-name="P47" svg:width="0.1516in" svg:height="0.1512in" svg:x="2.1122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7" svg:x1="2.1146in" svg:y1="0.5882in" svg:x2="2.2602in" svg:y2="0.5882in"><text:p/></draw:line></draw:g><draw:g draw:style-name="gr10"><draw:custom-shape draw:style-name="gr13" draw:text-style-name="P47" svg:width="0.1516in" svg:height="0.1516in" svg:x="2.2701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7" svg:x1="2.2736in" svg:y1="0.5882in" svg:x2="2.4193in" svg:y2="0.5882in"><text:p/></draw:line></draw:g><draw:g draw:style-name="gr10"><draw:custom-shape draw:style-name="gr11" draw:text-style-name="P47" svg:width="0.1516in" svg:height="0.1504in" svg:x="2.4268in" svg:y="0.512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7" svg:x1="2.4291in" svg:y1="0.5882in" svg:x2="2.5748in" svg:y2="0.5882in"><text:p/></draw:line></draw:g><draw:g draw:style-name="gr10"><draw:custom-shape draw:style-name="gr13" draw:text-style-name="P47" svg:width="0.1516in" svg:height="0.1516in" svg:x="2.5846in" svg:y="0.514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7" svg:x1="2.5882in" svg:y1="0.5882in" svg:x2="2.7339in" svg:y2="0.5882in"><text:p/></draw:line></draw:g></draw:g><draw:line draw:style-name="gr8" draw:text-style-name="P47" svg:x1="1.7114in" svg:y1="2.3217in" svg:x2="1.7114in" svg:y2="0.5972in"><text:p/></draw:line><draw:frame draw:style-name="gr9" draw:text-style-name="P48" svg:width="0.3303in" svg:height="0.3559in" svg:x="1.363in" svg:y="1.7732in"><draw:text-box><text:p text:style-name="P45"><text:span text:style-name="T28">I</text:span></text:p></draw:text-box></draw:frame><draw:frame draw:style-name="gr14" draw:text-style-name="P48" svg:width="0.513in" svg:height="0.4287in" svg:x="1.1811in" svg:y="0.789in"><draw:text-box><text:p text:style-name="P45"><text:span text:style-name="T28">I</text:span><text:span text:style-name="T29">RL</text:span></text:p></draw:text-box></draw:frame></draw:g><text:span text:style-name="T24">Ejercicio 1</text:span><text:span text:style-name="T17"><text:tab/><text:tab/><text:tab/><text:tab/><text:tab/><text:tab/><text:tab/><text:tab/><text:tab/><text:tab/><text:tab/><text:tab/><text:tab/><text:tab/><text:tab/></text:span><text:span text:style-name="T16">4</text:span><text:span text:style-name="T17"> p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94344435279122431" text:style-name="L7">
        <text:list-item>
          <text:p text:style-name="P38">Completa la tabla.</text:p>
        </text:list-item>
      </text:list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R</text:p>
          </table:table-cell>
          <table:table-cell table:style-name="Table1.A1" office:value-type="string">
            <text:p text:style-name="P27">L</text:p>
          </table:table-cell>
          <table:table-cell table:style-name="Table1.A1" office:value-type="string">
            <text:p text:style-name="P26">Total</text:p>
          </table:table-cell>
          <table:table-cell table:style-name="Table1.E1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E</text:p>
          </table:table-cell>
          <table:table-cell table:style-name="Table1.A2" office:value-type="string">
            <text:p text:style-name="P12"/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28">V</text:p>
          </table:table-cell>
        </table:table-row>
        <table:table-row>
          <table:table-cell table:style-name="Table1.A2" office:value-type="string">
            <text:p text:style-name="P26">I</text:p>
          </table:table-cell>
          <table:table-cell table:style-name="Table1.A2" office:value-type="string">
            <text:p text:style-name="P29"/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"/>
          </table:table-cell>
          <table:table-cell table:style-name="Table1.E2" office:value-type="string">
            <text:p text:style-name="P28">A</text:p>
          </table:table-cell>
        </table:table-row>
        <table:table-row>
          <table:table-cell table:style-name="Table1.A2" office:value-type="string">
            <text:p text:style-name="P26">Z</text:p>
          </table:table-cell>
          <table:table-cell table:style-name="Table1.A2" office:value-type="string">
            <text:p text:style-name="P15"/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30"/>
          </table:table-cell>
          <table:table-cell table:style-name="Table1.E2" office:value-type="string">
            <text:p text:style-name="P31">Ω</text:p>
          </table:table-cell>
        </table:table-row>
      </table:table>
      <text:p text:style-name="P16"/>
      <text:list xml:id="list133360397252879" text:continue-numbering="true" text:style-name="L7">
        <text:list-item>
          <text:p text:style-name="P40"><text:span text:style-name="T18">Dibuja el diagrama </text:span><text:span text:style-name="T19">fasorial de corriente</text:span><text:span text:style-name="T20">s</text:span><text:span text:style-name="T19"> y tensiones (escalas: </text:span><text:span text:style-name="T21">20</text:span><text:span text:style-name="T19"> V = </text:span><text:span text:style-name="T21">1</text:span><text:span text:style-name="T19"> cm y </text:span><text:span text:style-name="T22">1</text:span><text:span text:style-name="T19"> A = </text:span><text:span text:style-name="T23">1</text:span><text:span text:style-name="T19"> cm)</text:span><text:span text:style-name="T18">.</text:span></text:p>
          <text:p text:style-name="P41"/>
        </text:list-item>
        <text:list-item>
          <text:p text:style-name="P40"><text:span text:style-name="T11">Completa la tabla de potencias </text:span><text:span text:style-name="T12">y </text:span><text:span text:style-name="T13">calcula </text:span><text:span text:style-name="T12">el ángulo </text:span><text:span text:style-name="T14">φ </text:span><text:span text:style-name="T15">de desfase entre I y E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3">R</text:p>
          </table:table-cell>
          <table:table-cell table:style-name="Table3.A1" office:value-type="string">
            <text:p text:style-name="P33">X<text:span text:style-name="T10">L</text:span></text:p>
          </table:table-cell>
          <table:table-cell table:style-name="Table3.D1" office:value-type="string">
            <text:p text:style-name="P34">Z</text:p>
          </table:table-cell>
        </table:table-row>
        <table:table-row>
          <table:table-cell table:style-name="Table3.A2" office:value-type="string">
            <text:p text:style-name="P35">P en W</text:p>
          </table:table-cell>
          <table:table-cell table:style-name="Table3.A2" office:value-type="string">
            <text:p text:style-name="P36"/>
            <text:p text:style-name="P36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5">Q en VAR</text:p>
          </table:table-cell>
          <table:table-cell table:style-name="Table3.A2" office:value-type="string">
            <text:p text:style-name="P32"/>
            <text:p text:style-name="P32"/>
          </table:table-cell>
          <table:table-cell table:style-name="Table3.A2" office:value-type="string">
            <text:p text:style-name="P36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5">S en VA</text:p>
          </table:table-cell>
          <table:table-cell table:style-name="Table3.A2" office:value-type="string">
            <text:p text:style-name="P32"/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6"/>
          </table:table-cell>
        </table:table-row>
      </table:table>
      <text:p text:style-name="P24"/>
      <text:list xml:id="list133360887735005" text:continue-numbering="true" text:style-name="L7">
        <text:list-item>
          <text:p text:style-name="P39">Calcula la capacidad del condensador que habría que conectar en paralelo para eliminar el desfase entre I y E.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2</text:page-number> de 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0T13:33:56.864375357</dc:date>
    <meta:editing-duration>PT12H7M18S</meta:editing-duration>
    <meta:editing-cycles>104</meta:editing-cycles>
    <meta:document-statistic meta:table-count="3" meta:image-count="0" meta:object-count="0" meta:page-count="2" meta:paragraph-count="33" meta:word-count="124" meta:character-count="719" meta:non-whitespace-character-count="522"/>
  </office:meta>
</office:document-meta>
</file>